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2T09:55:36.98">
            <text:p>2019/11/2 9:5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5">
            <text:p>85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53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10">
            <text:p>10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2T09:55:37.25">
            <text:p>2019/11/2 9:55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85)">
            <text:p>sn(38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5">
            <text:p>85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10">
            <text:p>1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9">
            <text:p>19</text:p>
          </table:table-cell>
          <table:table-cell table:style-name="ce65" office:value-type="string">
            <text:p>other</text:p>
          </table:table-cell>
          <table:table-cell table:style-name="ce67" table:formula="of:=COUNTIF(range_genre;[.M20])" office:value-type="float" office:value="6">
            <text:p>6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9">
            <text:p>3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2p;1s,add,em=p1;2s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0">
            <text:p>37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1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n,for=scale:hammering:pulling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9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4">
            <text:p>3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</text:p>
          </table:table-cell>
          <table:table-cell table:style-name="ce45" office:value-type="string">
            <text:p>2019-10-31_16-16-4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1-02T09:54:15.84">
            <text:p>2019/11/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5">
            <text:p>34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1">
            <text:p>3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4.n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1">
            <text:p>35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em=patt-1;patt-2;patt-3;patt-5.n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5">
            <text:p>36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flamenco,em=patt-7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3">
            <text:p>37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or=flamenco,em=patt-9.n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6">
            <text:p>3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for=右指、速弾き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5">
            <text:p>38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patt,for=右指、速弾き,em=patt-3;p2;new</text:p>
          </table:table-cell>
          <table:table-cell table:style-name="ce48" office:value-type="string">
            <text:p>2019-11-01_18-58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1-02T09:55:17.86">
            <text:p>2019/11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22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6">
            <text:p>34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stomp,em=et-4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2">
            <text:p>35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4">
            <text:p>35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stomp,em=et-3,n,i.f.=patt-4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8">
            <text:p>3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7">
            <text:p>36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et-4~v-1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4">
            <text:p>37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7">
            <text:p>34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tapping,patt-7.n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,5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2">
            <text:p>3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.n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0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3">
            <text:p>35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heme=tapping,em=patt-5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8">
            <text:p>36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theme=tapping,em=p4;s1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0">
            <text:p>3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/>
          <table:table-cell table:style-name="ce49" office:value-type="string">
            <text:p>theme=tapping,patt-10.n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31T09:13:07.749999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59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60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5">
            <text:p>37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i.f.=f-77;p3;3s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0">
            <text:p>35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harmonics-multi-strings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5">
            <text:p>35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5" office:value-type="string">
            <text:p>,theme=tapping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7">
            <text:p>3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0">
            <text:p>3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harmonics-multi-strings</text:p>
          </table:table-cell>
          <table:table-cell table:style-name="ce45" office:value-type="string">
            <text:p>2019-10-24_15-21-55_000.jpg</text:p>
          </table:table-cell>
          <table:table-cell table:style-name="ce36" office:value-type="string">
            <text:p>othe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8T09:37:40.41">
            <text:p>2019/10/28 9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1">
            <text:p>3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other</text:p>
          </table:table-cell>
          <table:table-cell table:style-name="ce41" office:value-type="string">
            <text:p>other</text:p>
          </table:table-cell>
          <table:table-cell table:style-name="ce41" office:value-type="string">
            <text:p>,theme=arpeggio </text:p>
          </table:table-cell>
          <table:table-cell table:style-name="ce45" office:value-type="string">
            <text:p>2019-10-31_16-16-45_000.jpg</text:p>
          </table:table-cell>
          <table:table-cell table:style-name="ce36" office:value-type="string">
            <text:p>othe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1-02T09:54:15.84">
            <text:p>2019/11/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9">
            <text:p>3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other</text:p>
          </table:table-cell>
          <table:table-cell table:style-name="ce41"/>
          <table:table-cell table:style-name="ce49" office:value-type="string">
            <text:p>,harmonics 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othe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1T09:13:07.749999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324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3">
            <text:p>36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1;s2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4">
            <text:p>36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2;s1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9">
            <text:p>36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m=p1;s2;for=hammering:pulling,k.A,t.140 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1">
            <text:p>37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k.D,em=2p;s1:s2.n,t.70,scale=D3-6str.0fret~A4-3str.3fret;12-notes 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2">
            <text:p>3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3;s2;k.E~p3;s1;k.F#~k.A~k.D </text:p>
          </table:table-cell>
          <table:table-cell table:style-name="ce45" office:value-type="string">
            <text:p>2019-10-31_16-16-4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1-02T09:54:15.84">
            <text:p>2019/11/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3">
            <text:p>3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4;s1.n;k.A</text:p>
          </table:table-cell>
          <table:table-cell table:style-name="ce45" office:value-type="string">
            <text:p>2019-10-31_16-16-4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1-02T09:54:15.84">
            <text:p>2019/11/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8">
            <text:p>3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t-1</text:p>
          </table:table-cell>
          <table:table-cell table:style-name="ce41"/>
          <table:table-cell table:style-name="ce49" office:value-type="string">
            <text:p>other,em=s1;p3;t.75;k.F#,em=s2;p3;k.D,em=s1;p3;k.A 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1T09:13:07.749999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9">
            <text:p>34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em=et-1;p1;s2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4">
            <text:p>34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0-27_15-43-5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18:30.84">
            <text:p>2019/10/28 9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6">
            <text:p>36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1;s2;patt-1(2).n</text:p>
          </table:table-cell>
          <table:table-cell table:style-name="ce48" office:value-type="string">
            <text:p>2019-10-28_17-13-0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9T09:20:58">
            <text:p>2019/10/29 9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2">
            <text:p>37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m=et-.m,t.75</text:p>
          </table:table-cell>
          <table:table-cell table:style-name="ce45" office:value-type="string">
            <text:p>2019-10-29_17-24-03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,3</text:p>
          </table:table-cell>
          <table:table-cell table:style-name="ce58" office:value-type="date" office:date-value="2019-10-30T11:35:35.76">
            <text:p>2019/10/30 11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8">
            <text:p>3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 office:value-type="string">
            <text:p>task</text:p>
          </table:table-cell>
          <table:table-cell table:style-name="ce45" office:value-type="string">
            <text:p>.n,em=s1;p1</text:p>
          </table:table-cell>
          <table:table-cell table:style-name="ce48" office:value-type="string">
            <text:p>2019-10-26_17-16-20_000.jpg</text:p>
          </table:table-cell>
          <table:table-cell table:style-name="ce36" office:value-type="string">
            <text:p>task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8T09:22:01.6">
            <text:p>2019/10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6">
            <text:p>3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ask-1</text:p>
          </table:table-cell>
          <table:table-cell table:style-name="ce41"/>
          <table:table-cell table:style-name="ce49" office:value-type="string">
            <text:p>,aggregate-1.n,em=p1;s4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31T09:13:07.749999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7">
            <text:p>3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ask-1</text:p>
          </table:table-cell>
          <table:table-cell table:style-name="ce41"/>
          <table:table-cell table:style-name="ce49" office:value-type="string">
            <text:p>rev,em=et-1,t.70,t.75 </text:p>
          </table:table-cell>
          <table:table-cell table:style-name="ce45" office:value-type="string">
            <text:p>2019-10-30_16-23-5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31T09:13:07.749999">
            <text:p>2019/10/31 9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1-02T09:55:34.2">
            <text:p>2019/11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3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3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3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3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43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4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4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4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44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70.183cm" draw:caption-point-x="-1.353cm" draw:caption-point-y="2.56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65];6;2)" office:value-type="string" office:string-value="09">
            <text:p>09</text:p>
          </table:table-cell>
          <table:table-cell table:formula="of:=MID([.F465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65];[.I465];&quot;-&quot;;LEFT([.G46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0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85)">
            <text:p>sn(38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12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1-02T09:55:38.97">
            <text:p>2019/11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5cm" draw:caption-point-x="-1.353cm" draw:caption-point-y="2.36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1" svg:width="2.899cm" svg:height="0.991cm" svg:x="21.948cm" svg:y="8.575cm" draw:caption-point-x="-0.672cm" draw:caption-point-y="0.261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12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1-02T09:55:39.32">
            <text:p>2019/11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61cm" draw:caption-point-x="-1.353cm" draw:caption-point-y="2.36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85)">
            <text:p>sn(385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12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1-02T09:55:39.7">
            <text:p>2019/11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5cm" draw:caption-point-x="-1.353cm" draw:caption-point-y="2.36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3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1-02T09:55:39.92">
            <text:p>2019/11/2 9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2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2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2019/11/02</text:date>, <text:time>09:55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2T09:55:35.63</dc:date>
    <dc:creator>iwabuchi ken</dc:creator>
    <meta:editing-duration>P3DT15H8M10S</meta:editing-duration>
    <meta:editing-cycles>389</meta:editing-cycles>
    <meta:generator>OpenOffice/4.1.3$Win32 OpenOffice.org_project/413m1$Build-9783</meta:generator>
    <meta:document-statistic meta:table-count="7" meta:cell-count="6438" meta:object-count="0"/>
    <meta:user-defined meta:name="sheets-banding"/>
    <meta:user-defined meta:name="sheets-original-selection"/>
  </office:meta>
</office:document-meta>
</file>